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color="#111111" loext:opacity="100%"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color="#111111" loext:opacity="100%" style:font-name="Liberation Serif" fo:font-size="12pt" officeooo:rsid="00084876" officeooo:paragraph-rsid="00084876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Liberation Serif" fo:font-size="12pt" fo:letter-spacing="normal" fo:font-style="normal" fo:font-weight="normal" officeooo:rsid="00084876" officeooo:paragraph-rsid="00084876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color="#111111" loext:opacity="100%" style:font-name="Liberation Serif" fo:font-size="12pt" officeooo:rsid="00084876" officeooo:paragraph-rsid="00084876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color="#111111" loext:opacity="100%" style:font-name="Liberation Serif" fo:font-size="12pt" officeooo:rsid="000b6783" officeooo:paragraph-rsid="000b6783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cka upp .docx med t ex 7zip och sök genom xmlfilerna.</text:p>
      <text:p text:style-name="P4"/>
      <text:p text:style-name="P3">Styles.xml innehåller</text:p>
      <text:p text:style-name="P3"/>
      <text:p text:style-name="P3">&lt;!--Hej! 50 72 65 74 74 79 20 70 69 63 74 --&gt;</text:p>
      <text:p text:style-name="P1"/>
      <text:p text:style-name="P2">Theme1.xml innehåller</text:p>
      <text:p text:style-name="P2"/>
      <text:p text:style-name="P2"><text:span text:style-name="T1">&lt;!--Hej igen! 75 72 65 73 20 69 6e--&gt;</text:span></text:p>
      <text:p text:style-name="P2"/>
      <text:p text:style-name="P2">App.xml innehåller</text:p>
      <text:p text:style-name="P2"/>
      <text:p text:style-name="P2">&lt;!-- Hej igen! 20 74 68 65 20 64 6f 63 75 6d 65 6e 74 --&gt;</text:p>
      <text:p text:style-name="P2"><text:span text:style-name="T1"/></text:p>
      <text:p text:style-name="P6"><text:span text:style-name="T1">Kombinerat och översatt från hex ger texten: </text:span></text:p>
      <text:p text:style-name="P6"><text:span text:style-name="T1">Pretty pictures in the document</text:span></text:p>
      <text:p text:style-name="P6"><text:span text:style-name="T1"/></text:p>
      <text:p text:style-name="P6"><text:span text:style-name="T1">Kontrollera hexdata för bilderna, exv med HxD eller hexdump i linux</text:span></text:p>
      <text:p text:style-name="P6"><text:span text:style-name="T1"/></text:p>
      <text:p text:style-name="P6"><text:span text:style-name="T1">Image5.jpg innehåller då texten</text:span></text:p>
      <text:p text:style-name="P6"><text:span text:style-name="T1">HEX{tAsTy_tAsTy_c1nnam0n_bUn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8T17:36:23.517244596</dc:date>
    <meta:editing-duration>PT9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89" meta:character-count="457" meta:non-whitespace-character-count="384"/>
  </office:meta>
</office:document-meta>
</file>